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df6" officeooo:paragraph-rsid="00037df6"/>
    </style:style>
    <style:style style:name="P2" style:family="paragraph" style:parent-style-name="Standard">
      <style:text-properties officeooo:rsid="00037df6" officeooo:paragraph-rsid="00037df6"/>
    </style:style>
    <style:style style:name="P3" style:family="paragraph" style:parent-style-name="Standard">
      <style:text-properties officeooo:rsid="0006f27f" officeooo:paragraph-rsid="0006f27f"/>
    </style:style>
    <style:style style:name="P4" style:family="paragraph" style:parent-style-name="Standard">
      <style:text-properties officeooo:rsid="00079e55" officeooo:paragraph-rsid="00079e55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37df6" officeooo:paragraph-rsid="00037d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harlie and Choclate Factory:</text:p>
      <text:p text:style-name="P1"/>
      <text:p text:style-name="P1">Category : Books</text:p>
      <text:p text:style-name="P1"/>
      <text:p text:style-name="P1"><text:a xlink:type="simple" xlink:href="https://www.amazon.com/Charlie-Chocolate-Factory-Roald-Dahl/product-reviews/0375815260/ref=cm_cr_arp_d_paging_btm_2?ie=UTF8&amp;reviewerType=all_reviews&amp;pageNumber=1" text:style-name="Internet_20_link" text:visited-style-name="Visited_20_Internet_20_Link">https://www.amazon.com/Charlie-Chocolate-Factory-Roald-Dahl/product-reviews/0375815260/ref=cm_cr_arp_d_paging_btm_2?ie=UTF8&amp;reviewerType=all_reviews&amp;pageNumber=1</text:a></text:p>
      <text:p text:style-name="P1"/>
      <text:p text:style-name="P1">Total reviews : 1640</text:p>
      <text:p text:style-name="P1"/>
      <text:p text:style-name="P1">Output : </text:p>
      <text:p text:style-name="P1"/>
      <text:p text:style-name="P1">[('book', 'NN'), ('charlie', 'NN'), ('chocolate', 'NN'), ('factory', 'NN'), ("'s", 'POS'), ('read', 'JJ'), ('wonka', 'NN'), ('one', 'CD'), ('children', 'NNS'), ('story', 'NN'), ('dahl', 'NN'), ('like', 'IN'), ('great', 'JJ'), ('willy', 'RB'), ('golden', 'JJ'), ("n't", 'RB'), ('good', 'JJ'), ('ticket', 'NN'), ('roald', 'NN'), ('reading', 'NN'), ('movie', 'NN'), ('would', 'MD'), ('get', 'VB'), ('kids', 'NNS'), ('love', 'VB'), ('poor', 'JJ'), ('candy', 'NN'), ('boy', 'NN'), ('books', 'NNS'), ('five', 'CD'), ('mr.', 'NNS'), ("''", "''"), ('family', 'NN'), ('``', '``'), ('loved', 'VBD'), ('day', 'NN'), ('much', 'JJ'), ('think', 'VBP'), ('old', 'JJ'), ('little', 'JJ'), ('time', 'NN'), ('tickets', 'NNS'), ('bar', 'VBP'), ('really', 'RB'), ('find', 'VB'), ('child', 'JJ'), ('funny', 'JJ'), ('bucket', 'NN'), ('also', 'RB'), ('go', 'VBP'), ('world', 'NN'), ('year', 'NN'), ('could', 'MD'), ('gets', 'VBZ'), ('fun', 'VB'), ('first', 'RB'), ('found', 'VBN'), ('four', 'CD'), ('ever', 'RB'), ('favorite', 'VBP'), ('got', 'VBD'), ('even', 'RB'), ('classic', 'JJ'), ('best', 'JJS'), ('kid', 'NN'), ('recommend', 'VBP'), ('things', 'NNS'), ('every', 'DT'), ('wonderful', 'JJ'), ('people', 'NNS')]</text:p>
      <text:p text:style-name="P1"/>
      <text:p text:style-name="P1">--------------------</text:p>
      <text:p text:style-name="P1"/>
      <text:p text:style-name="P1">['book', 'charlie', 'chocolate', 'factory', 'wonka', 'story', 'dahl', 'ticket', 'roald', 'reading', 'movie', 'get', 'love', 'candy', 'boy', 'family', 'loved', 'day', 'time', 'find', 'bucket', 'world', 'year', 'fun', 'got', 'kid', 'every']</text:p>
      <text:p text:style-name="P5"/>
      <text:p text:style-name="P1"/>
      <text:p text:style-name="P3">2) Champion Men’s............</text:p>
      <text:p text:style-name="P3"/>
      <text:p text:style-name="P3">Category : Men’s Casual ( clothing shop and jewlery)</text:p>
      <text:p text:style-name="P3"/>
      <text:p text:style-name="P3">Total reviews : 1840</text:p>
      <text:p text:style-name="P3"/>
      <text:p text:style-name="P3">Output :</text:p>
      <text:p text:style-name="P3">[('shirt', 'RB'), ('good', 'JJ'), ('great', 'JJ'), ('fit', 'JJ'), ('quality', 'NN'), ('like', 'IN'), ('champion', 'NN'), ('shirts', 'NNS'), ('well', 'RB'), ('size', 'NN'), ("'s", 'POS'), ('nice', 'JJ'), ('t-shirt', 'NN'), ("n't", 'RB'), ('color', 'JJ'), ('cotton', 'NN'), ('comfortable', 'JJ'), ('fits', 'NNS'), ('price', 'NN'), ('large', 'JJ'), ('would', 'MD'), ('soft', 'JJ'), ('wear', 'VB'), ('one', 'CD'), ('t-shirts', 'JJ'), ('material', 'NN'), ("''", "''"), ('fabric', 'NN'), ('small', 'JJ'), ('expected', 'VBD'), ('bought', 'RB'), ('also', 'RB'), ('little', 'JJ'), ('perfect', 'JJ'), ('even', 'RB'), ('looks', 'VBZ'), ('big', 'JJ'), ('product', 'NN'), ('bit', 'NN'), ('made', 'VBD'), ('love', 'NN'), ("'m", 'VBP'), ('buy', 'VB'), ('ordered', 'JJ'), ('jersey', 'NN'), ('much', 'JJ'), ('logo', 'NN'), ('years', 'NNS'), ('tee', 'NN'), ('order', 'NN'), ('still', 'RB'), ('time', 'NN'), ('neck', 'NN'), ('larger', 'JJR'), ('...', ':'), ('feels', 'NNS'), ('classic', 'JJ'), ('thick', 'NN'), ('long', 'RB'), ('definitely', 'RB'), ('washes', 'JJ'), ('medium', 'NN'), ('really', 'RB'), ('xl', 'JJ'), ("'ve", 'VBP'), ('black', 'JJ'), ('``', '``'), ('tight', 'JJ'), ('thin', 'NN'), ('feel', 'NN')]</text:p>
      <text:p text:style-name="P3"/>
      <text:p text:style-name="P3"><text:soft-page-break/>['quality', 'champion', 'size', 't-shirt', 'cotton', 'price', 'wear', 'material', 'fabric', 'expected', 'product', 'bit', 'made', 'love', "'m", 'buy', 'jersey', 'logo', 'tee', 'order', 'time', 'neck', 'thick', 'medium', "'ve", 'thin', 'feel']</text:p>
      <text:p text:style-name="P3"/>
      <text:p text:style-name="P1"/>
      <text:p text:style-name="P4">1) Go to amazon.com</text:p>
      <text:p text:style-name="P4">2) Go to review page</text:p>
      <text:p text:style-name="P4">3) Go to second page</text:p>
      <text:p text:style-name="P4">4) Change 2 from 1 in URL</text:p>
      <text:p text:style-name="P4">5) Paste the link in the code</text:p>
      <text:p text:style-name="P4">6) Remove 1 from second link</text:p>
      <text:p text:style-name="P4">7) python grab_reviews.py</text:p>
      <text:p text:style-name="P4">8) python major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2:02:50.445373439</meta:creation-date>
    <dc:date>2018-02-18T12:31:41.662831252</dc:date>
    <meta:editing-duration>PT9M2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408" meta:character-count="3415" meta:non-whitespace-character-count="3028"/>
  </office:meta>
</office:document-meta>
</file>